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de PDF417" svg:font-family="'Code PDF417'" style:font-pitch="variable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7.408cm" style:rel-column-width="24272*"/>
    </style:style>
    <style:style style:name="Tableau1.B" style:family="table-column">
      <style:table-column-properties style:column-width="12.594cm" style:rel-column-width="412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paragraph-rsid="000af5aa"/>
    </style:style>
    <style:style style:name="P3" style:family="paragraph" style:parent-style-name="Standard">
      <style:text-properties officeooo:rsid="00041557" officeooo:paragraph-rsid="000af5aa"/>
    </style:style>
    <style:style style:name="P4" style:family="paragraph" style:parent-style-name="Standard">
      <style:text-properties officeooo:rsid="00041557" officeooo:paragraph-rsid="000c05f1"/>
    </style:style>
    <style:style style:name="P5" style:family="paragraph" style:parent-style-name="Standard">
      <style:text-properties officeooo:paragraph-rsid="000c05f1"/>
    </style:style>
    <style:style style:name="P6" style:family="paragraph" style:parent-style-name="Standard">
      <style:text-properties officeooo:rsid="000a18d0" officeooo:paragraph-rsid="000a18d0"/>
    </style:style>
    <style:style style:name="P7" style:family="paragraph" style:parent-style-name="Standard">
      <style:text-properties style:font-name="Code PDF417" fo:font-size="44pt" style:font-size-asian="44pt" style:font-size-complex="44pt"/>
    </style:style>
    <style:style style:name="P8" style:family="paragraph" style:parent-style-name="Standard">
      <style:text-properties style:font-name="Code PDF417" fo:font-size="42pt" officeooo:paragraph-rsid="001264f7" style:font-size-asian="42pt" style:font-size-complex="42pt"/>
    </style:style>
    <style:style style:name="P9" style:family="paragraph" style:parent-style-name="Standard">
      <style:text-properties fo:font-size="44pt" officeooo:paragraph-rsid="000f6f17" style:font-size-asian="44pt" style:font-size-complex="44pt"/>
    </style:style>
    <style:style style:name="P10" style:family="paragraph" style:parent-style-name="Standard">
      <style:text-properties fo:font-size="12pt" officeooo:paragraph-rsid="001264f7" style:font-size-asian="12pt" style:font-size-complex="12pt"/>
    </style:style>
    <style:style style:name="P11" style:family="paragraph" style:parent-style-name="Table_20_Contents">
      <style:text-properties style:font-size-asian="44pt" style:font-size-complex="44pt"/>
    </style:style>
    <style:style style:name="P12" style:family="paragraph" style:parent-style-name="Table_20_Contents">
      <style:text-properties officeooo:rsid="001264f7" officeooo:paragraph-rsid="001264f7" style:font-size-asian="44pt" style:font-size-complex="44pt"/>
    </style:style>
    <style:style style:name="P13" style:family="paragraph" style:parent-style-name="Standard">
      <style:text-properties fo:font-size="12pt" officeooo:paragraph-rsid="001264f7" style:font-size-asian="12pt" style:font-size-complex="12pt"/>
    </style:style>
    <style:style style:name="P14" style:family="paragraph" style:parent-style-name="Standard">
      <style:text-properties fo:font-size="12pt" officeooo:rsid="0013c6c6" officeooo:paragraph-rsid="0013c6c6" style:font-size-asian="12pt" style:font-size-complex="12pt"/>
    </style:style>
    <style:style style:name="P15" style:family="paragraph" style:parent-style-name="Table_20_Contents">
      <style:text-properties officeooo:rsid="0013c6c6" officeooo:paragraph-rsid="0013c6c6" style:font-size-asian="44pt" style:font-size-complex="44pt"/>
    </style:style>
    <style:style style:name="T1" style:family="text">
      <style:text-properties officeooo:rsid="000af5aa"/>
    </style:style>
    <style:style style:name="T2" style:family="text">
      <style:text-properties officeooo:rsid="0005ec12"/>
    </style:style>
    <style:style style:name="T3" style:family="text">
      <style:text-properties officeooo:rsid="0013902c"/>
    </style:style>
    <style:style style:name="T4" style:family="text">
      <style:text-properties officeooo:rsid="0013c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df417_code" text:name="pdf417_code"/>
        <text:user-field-decl office:value-type="string" office:string-value="code" text:name="code"/>
        <text:user-field-decl office:value-type="string" office:string-value="secu" text:name="secu"/>
        <text:user-field-decl office:value-type="string" office:string-value="nbcol" text:name="nbcol"/>
        <text:user-field-decl office:value-type="string" office:string-value="CodeErr" text:name="CodeErr"/>
      </text:user-field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code</text:p>
          </table:table-cell>
          <table:table-cell table:style-name="Tableau1.B1" office:value-type="string">
            <text:p text:style-name="P10"><text:span text:style-name="T3">&gt;</text:span><text:user-field-get text:name="code">code</text:user-field-get><text:span text:style-name="T3">&lt;</text:span></text:p>
          </table:table-cell>
        </table:table-row>
        <table:table-row>
          <table:table-cell table:style-name="Tableau1.A2" office:value-type="string">
            <text:p text:style-name="P15">secu</text:p>
          </table:table-cell>
          <table:table-cell table:style-name="Tableau1.B2" office:value-type="string">
            <text:p text:style-name="P10"><text:span text:style-name="T4">&gt;</text:span><text:user-field-get text:name="secu">secu</text:user-field-get><text:span text:style-name="T4">&lt;</text:span></text:p>
          </table:table-cell>
        </table:table-row>
        <table:table-row>
          <table:table-cell table:style-name="Tableau1.A2" office:value-type="string">
            <text:p text:style-name="P15">nbcol</text:p>
          </table:table-cell>
          <table:table-cell table:style-name="Tableau1.B2" office:value-type="string">
            <text:p text:style-name="P14">&gt;<text:user-field-get text:name="nbcol">nbcol</text:user-field-get>&lt;</text:p>
          </table:table-cell>
        </table:table-row>
        <table:table-row>
          <table:table-cell table:style-name="Tableau1.A2" office:value-type="string">
            <text:p text:style-name="P15">CodeErr</text:p>
          </table:table-cell>
          <table:table-cell table:style-name="Tableau1.B2" office:value-type="string">
            <text:p text:style-name="P14">&gt;<text:user-field-get text:name="CodeErr">CodeErr</text:user-field-get>&lt;</text:p>
          </table:table-cell>
        </table:table-row>
        <table:table-row>
          <table:table-cell table:style-name="Tableau1.A2" office:value-type="string">
            <text:p text:style-name="P12">pdf417_code</text:p>
          </table:table-cell>
          <table:table-cell table:style-name="Tableau1.B2" office:value-type="string">
            <text:p text:style-name="P11"><text:span text:style-name="T3">&gt;</text:span><text:user-field-get text:name="pdf417_code">pdf417_code</text:user-field-get><text:span text:style-name="T3">&lt;</text:span></text:p>
          </table:table-cell>
        </table:table-row>
        <table:table-row>
          <table:table-cell table:style-name="Tableau1.A2" office:value-type="string">
            <text:p text:style-name="P12">pdf417_code dans la police code pdf417</text:p>
          </table:table-cell>
          <table:table-cell table:style-name="Tableau1.B2" office:value-type="string">
            <text:p text:style-name="P8"/>
            <text:p text:style-name="P8"/>
            <text:p text:style-name="P8"><text:s text:c="2"/><text:user-field-get text:name="pdf417_code">pdf417_code</text:user-field-get></text:p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de PDF417" svg:font-family="'Code PDF417'" style:font-pitch="variable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style style:name="MP2" style:family="paragraph" style:parent-style-name="Standard">
      <style:text-properties officeooo:paragraph-rsid="000af5aa"/>
    </style:style>
    <style:style style:name="MP3" style:family="paragraph" style:parent-style-name="Standard">
      <style:text-properties officeooo:rsid="00041557" officeooo:paragraph-rsid="000af5aa"/>
    </style:style>
    <style:style style:name="MP4" style:family="paragraph" style:parent-style-name="Standard">
      <style:text-properties officeooo:rsid="00041557" officeooo:paragraph-rsid="000c05f1"/>
    </style:style>
    <style:style style:name="MP5" style:family="paragraph" style:parent-style-name="Standard">
      <style:text-properties officeooo:paragraph-rsid="000c05f1"/>
    </style:style>
    <style:style style:name="MP6" style:family="paragraph" style:parent-style-name="Standard">
      <style:text-properties officeooo:rsid="000a18d0" officeooo:paragraph-rsid="000a18d0"/>
    </style:style>
    <style:style style:name="MT1" style:family="text">
      <style:text-properties officeooo:rsid="000af5aa"/>
    </style:style>
    <style:style style:name="MT2" style:family="text">
      <style:text-properties officeooo:rsid="0005ec1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En pied de page :</text:p>
        <text:p text:style-name="MP2"><text:span text:style-name="MT1">Styles.xml :1: Date day long, month long, year : <text:s/></text:span><text:date style:data-style-name="N37" text:date-value="2017-06-02T00:27:10.632097204">02/06/17</text:date></text:p>
        <text:p text:style-name="MP2"><text:span text:style-name="MT1">Styles.xml :2: Date day long, month long, year long : </text:span><text:date style:data-style-name="N36" text:date-value="2017-06-02T00:27:10.632350547">02/06/2017</text:date></text:p>
        <text:p text:style-name="MP2"><text:span text:style-name="MT1">Styles.xml :3: Date day long, month long textual, year long : <text:s/></text:span><text:date style:data-style-name="N76" text:date-value="2017-06-02T00:27:10.632563657">2 juin 2017</text:date></text:p>
        <text:p text:style-name="MP3"><text:span text:style-name="MT1">Styles.xml :</text:span>4: Date <text:span text:style-name="MT2">dayofweek long, </text:span>day long, month long textual, year long : <text:date style:data-style-name="N79" text:date-value="2017-06-02T00:27:10.632901238">vendredi 2 juin 2017</text:date></text:p>
        <text:p text:style-name="MP3"><text:span text:style-name="MT1">Styles.xml :</text:span>5: Date <text:span text:style-name="MT2">dayofweek short, </text:span>day long, month long textual, year long : <text:date style:data-style-name="N78" text:date-value="2017-06-02T00:27:10.633232533">ven. 2 juin 2017</text:date></text:p>
        <text:p text:style-name="MP4"><text:span text:style-name="MT1">Styles.xml :6:Time hh:nn:ss </text:span><text:span text:style-name="MT1"><text:time style:data-style-name="N41" text:time-value="2017-03-28T11:56:36.100425138" text:fixed="true">11:56:36</text:time></text:span></text:p>
        <text:p text:style-name="MP4"><text:span text:style-name="MT1">Styles.xml :7:Time hh:nn </text:span><text:span text:style-name="MT1"><text:time style:data-style-name="N40" text:time-value="2017-03-28T11:56:36.100425138" text:fixed="true">11:56</text:time></text:span></text:p>
        <text:p text:style-name="MP4"><text:span text:style-name="MT1">Styles.xml :8:Time hh:nn AM/PM <text:s/></text:span><text:span text:style-name="MT1"><text:time style:data-style-name="N42" text:time-value="2017-03-28T11:56:36.100425138" text:fixed="true">11:56 AM</text:time></text:span></text:p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editing-cycles>19</meta:editing-cycles>
    <meta:creation-date>2008-08-22T11:41:04</meta:creation-date>
    <dc:date>2017-06-02T00:27:10.530408081</dc:date>
    <meta:editing-duration>PT35M13S</meta:editing-duration>
    <meta:document-statistic meta:table-count="1" meta:image-count="0" meta:object-count="0" meta:page-count="1" meta:paragraph-count="21" meta:word-count="105" meta:character-count="635" meta:non-whitespace-character-count="546"/>
  </office:meta>
</office:document-meta>
</file>